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ing_20_3">
      <style:paragraph-properties fo:margin-top="0.212cm" fo:margin-bottom="0cm" style:contextual-spacing="false"/>
      <style:text-properties fo:font-size="12pt" officeooo:paragraph-rsid="000633ee" style:font-size-asian="12pt" style:font-size-complex="12pt"/>
    </style:style>
    <style:style style:name="P2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0633ee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style:font-name="Courier New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0633ee"/>
    </style:style>
    <style:style style:name="P6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0633ee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paragraph-rsid="000633ee" style:font-size-asian="10pt" style:font-size-complex="10pt"/>
    </style:style>
    <style:style style:name="P8" style:family="paragraph" style:parent-style-name="Standard">
      <style:paragraph-properties fo:line-height="0.318cm" fo:orphans="0" fo:widows="0"/>
      <style:text-properties officeooo:paragraph-rsid="000633ee"/>
    </style:style>
    <style:style style:name="P9" style:family="paragraph" style:parent-style-name="Standard">
      <style:paragraph-properties fo:text-align="center" style:justify-single-word="false" fo:orphans="0" fo:widows="0"/>
      <style:text-properties fo:language="ru" fo:country="RU" officeooo:rsid="000633ee" officeooo:paragraph-rsid="000633ee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0633ee"/>
    </style:style>
    <style:style style:name="P12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fo:font-size="14pt" officeooo:paragraph-rsid="000633ee" style:font-size-asian="14pt" style:font-size-complex="14pt"/>
    </style:style>
    <style:style style:name="P13" style:family="paragraph" style:parent-style-name="Standard">
      <style:paragraph-properties fo:margin-top="0.847cm" fo:margin-bottom="0cm" style:contextual-spacing="false" fo:text-align="center" style:justify-single-word="false" fo:orphans="0" fo:widows="0"/>
      <style:text-properties officeooo:paragraph-rsid="000633ee"/>
    </style:style>
    <style:style style:name="P14" style:family="paragraph" style:parent-style-name="Standard">
      <style:paragraph-properties fo:margin-top="2.117cm" fo:margin-bottom="0cm" style:contextual-spacing="false" fo:orphans="0" fo:widows="0"/>
      <style:text-properties officeooo:paragraph-rsid="000633ee"/>
    </style:style>
    <style:style style:name="P15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0633ee"/>
    </style:style>
    <style:style style:name="P1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0633ee"/>
    </style:style>
    <style:style style:name="P1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0667c0" officeooo:paragraph-rsid="000633ee"/>
    </style:style>
    <style:style style:name="P18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fo:language="ru" fo:country="RU" officeooo:rsid="000667c0" officeooo:paragraph-rsid="000633ee"/>
    </style:style>
    <style:style style:name="P19" style:family="paragraph" style:parent-style-name="Standard">
      <style:paragraph-properties fo:margin-top="2.963cm" fo:margin-bottom="0cm" style:contextual-spacing="false" fo:line-height="150%" fo:orphans="0" fo:widows="0"/>
      <style:text-properties officeooo:paragraph-rsid="000633ee"/>
    </style:style>
    <style:style style:name="P20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0633ee"/>
    </style:style>
    <style:style style:name="P21" style:family="paragraph" style:parent-style-name="Standard" style:master-page-name="Standard">
      <style:paragraph-properties fo:text-align="center" style:justify-single-word="false" fo:orphans="0" fo:widows="0" style:page-number="auto"/>
      <style:text-properties officeooo:paragraph-rsid="000633ee"/>
    </style:style>
    <style:style style:name="P22" style:family="paragraph" style:parent-style-name="Standard">
      <style:paragraph-properties fo:margin-top="0.159cm" fo:margin-bottom="0cm" style:contextual-spacing="false" fo:text-align="start" style:justify-single-word="false" fo:orphans="0" fo:widows="0"/>
      <style:text-properties fo:font-size="14pt" officeooo:rsid="000633ee" officeooo:paragraph-rsid="000633ee" style:font-size-asian="14pt" style:font-size-complex="14pt"/>
    </style:style>
    <style:style style:name="P23" style:family="paragraph" style:parent-style-name="Standard">
      <style:paragraph-properties fo:margin-top="0.159cm" fo:margin-bottom="0cm" style:contextual-spacing="false" fo:text-align="start" style:justify-single-word="false" fo:orphans="0" fo:widows="0"/>
      <style:text-properties style:font-name="Courier New" fo:font-size="14pt" officeooo:rsid="000633ee" officeooo:paragraph-rsid="000633ee" style:font-size-asian="14pt" style:font-size-complex="14pt"/>
    </style:style>
    <style:style style:name="P24" style:family="paragraph" style:parent-style-name="Standard">
      <style:paragraph-properties fo:margin-top="0.159cm" fo:margin-bottom="0cm" style:contextual-spacing="false" fo:text-align="start" style:justify-single-word="false" fo:orphans="0" fo:widows="0" fo:break-before="page"/>
      <style:text-properties fo:font-size="14pt" officeooo:rsid="000633ee" officeooo:paragraph-rsid="000633ee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font-name="Liberation Serif"/>
    </style:style>
    <style:style style:name="P26" style:family="paragraph" style:parent-style-name="Standard" style:list-style-name="L1">
      <style:paragraph-properties fo:margin-top="0cm" fo:margin-bottom="0cm" style:contextual-spacing="false" fo:line-height="115%"/>
      <style:text-properties style:font-name="Liberation Serif"/>
    </style:style>
    <style:style style:name="P27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/>
    </style:style>
    <style:style style:name="P28" style:family="paragraph" style:parent-style-name="Standard" style:list-style-name="L3">
      <style:paragraph-properties fo:margin-top="0cm" fo:margin-bottom="0cm" style:contextual-spacing="false" fo:line-height="115%"/>
      <style:text-properties style:font-name="Liberation Serif"/>
    </style:style>
    <style:style style:name="P29" style:family="paragraph" style:parent-style-name="Standard" style:list-style-name="L1">
      <style:paragraph-properties fo:margin-top="0cm" fo:margin-bottom="0cm" style:contextual-spacing="false" fo:line-height="115%"/>
    </style:style>
    <style:style style:name="P30" style:family="paragraph" style:parent-style-name="Standard" style:list-style-name="L2">
      <style:paragraph-properties fo:margin-top="0cm" fo:margin-bottom="0cm" style:contextual-spacing="false" fo:line-height="115%"/>
    </style:style>
    <style:style style:name="P31" style:family="paragraph" style:parent-style-name="Standard" style:list-style-name="L3">
      <style:paragraph-properties fo:margin-top="0cm" fo:margin-bottom="0cm" style:contextual-spacing="false" fo:line-height="115%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0633ee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4292f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24292f" loext:opacity="100%" fo:letter-spacing="normal" fo:font-style="normal" fo:font-weight="normal"/>
    </style:style>
    <style:style style:name="T4" style:family="text">
      <style:text-properties fo:font-variant="normal" fo:text-transform="none" fo:color="#24292f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4292f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633e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ГУАП</text:p>
      <text:p text:style-name="P13">КАФЕДРА № 43</text:p>
      <text:p text:style-name="P14">ОТЧЕТ <text:line-break/>ЗАЩИЩЕН С ОЦЕНКОЙ</text:p>
      <text:p text:style-name="P1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9">ст.преподаватель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4">М.Д. Поляк</text:p>
          </table:table-cell>
        </table:table-row>
        <table:table-row table:style-name="Таблица1.1">
          <table:table-cell table:style-name="Таблица1.B1" office:value-type="string">
            <text:p text:style-name="P6">должность, уч. степень, звание</text:p>
          </table:table-cell>
          <table:table-cell table:style-name="Таблица1.B1" office:value-type="string">
            <text:p text:style-name="P8"/>
          </table:table-cell>
          <table:table-cell table:style-name="Таблица1.B1" office:value-type="string">
            <text:p text:style-name="P6">подпись, дата</text:p>
          </table:table-cell>
          <table:table-cell table:style-name="Таблица1.B1" office:value-type="string">
            <text:p text:style-name="P8"/>
          </table:table-cell>
          <table:table-cell table:style-name="Таблица1.B1" office:value-type="string">
            <text:p text:style-name="P6">инициалы, фамилия</text:p>
          </table:table-cell>
        </table:table-row>
      </table:table>
      <text:p text:style-name="P32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"/>
            <text:p text:style-name="P4"/>
            <text:p text:style-name="P4"/>
            <text:p text:style-name="P4"/>
            <text:p text:style-name="P4">ОТЧЕТ О ЛАБОРАТОРНОЙ РАБОТЕ №1</text:p>
            <text:p text:style-name="P4"/>
            <text:p text:style-name="P4"/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/>
            <text:p text:style-name="P4"/>
            <text:p text:style-name="P4"/>
            <text:p text:style-name="P10">Знакомство с системой контроля версий git и сервисом GitHub</text:p>
            <text:p text:style-name="P4"/>
            <text:p text:style-name="P4"/>
          </table:table-cell>
        </table:table-row>
        <table:table-row table:style-name="Таблица2.1">
          <table:table-cell table:style-name="Таблица2.A1" office:value-type="string">
            <text:h text:style-name="P1" text:outline-level="3"><text:span text:style-name="T6">по курсу: </text:span><text:span text:style-name="T7">Операционные системы</text:span></text:h>
          </table:table-cell>
        </table:table-row>
        <table:table-row table:style-name="Таблица2.1">
          <table:table-cell table:style-name="Таблица2.A1" office:value-type="string">
            <text:h text:style-name="P2" text:outline-level="3"/>
          </table:table-cell>
        </table:table-row>
        <table:table-row table:style-name="Таблица2.1">
          <table:table-cell table:style-name="Таблица2.A1" office:value-type="string">
            <text:p text:style-name="P5"/>
          </table:table-cell>
        </table:table-row>
      </table:table>
      <text:p text:style-name="P1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>СТУДЕНТ ГР. №</text:p>
          </table:table-cell>
          <table:table-cell table:style-name="Таблица3.B1" office:value-type="string">
            <text:p text:style-name="P17"><text:bookmark text:name="_GoBack"/>4936</text:p>
          </table:table-cell>
          <table:table-cell table:style-name="Таблица3.C1" office:value-type="string">
            <text:p text:style-name="P16"/>
          </table:table-cell>
          <table:table-cell table:style-name="Таблица3.D1" office:value-type="string">
            <text:p text:style-name="P16"/>
          </table:table-cell>
          <table:table-cell table:style-name="Таблица3.C1" office:value-type="string">
            <text:p text:style-name="P16"/>
          </table:table-cell>
          <table:table-cell table:style-name="Таблица3.D1" office:value-type="string">
            <text:p text:style-name="P18">Назаров Михаил</text:p>
          </table:table-cell>
        </table:table-row>
        <table:table-row table:style-name="Таблица3.1">
          <table:table-cell table:style-name="Таблица3.C1" office:value-type="string">
            <text:p text:style-name="P6"/>
          </table:table-cell>
          <table:table-cell table:style-name="Таблица3.B2" office:value-type="string">
            <text:p text:style-name="P8"/>
          </table:table-cell>
          <table:table-cell table:style-name="Таблица3.C1" office:value-type="string">
            <text:p text:style-name="P8"/>
          </table:table-cell>
          <table:table-cell table:style-name="Таблица3.D2" office:value-type="string">
            <text:p text:style-name="P6">подпись, дата</text:p>
          </table:table-cell>
          <table:table-cell table:style-name="Таблица3.C1" office:value-type="string">
            <text:p text:style-name="P8"/>
          </table:table-cell>
          <table:table-cell table:style-name="Таблица3.C1" office:value-type="string">
            <text:p text:style-name="P6">инициалы, фамилия</text:p>
          </table:table-cell>
        </table:table-row>
      </table:table>
      <text:p text:style-name="P7"/>
      <text:p text:style-name="P11">Санкт-Петербург<text:span text:style-name="T1"> </text:span>202<text:span text:style-name="T7">2</text:span></text:p>
      <text:p text:style-name="P12"><text:soft-page-break/><text:span text:style-name="T7">Знакомство с системой контроля версий git и сервисом GitHub</text:span></text:p>
      <text:p text:style-name="P25">Задание 1</text:p>
      <text:p text:style-name="P25">Цель: поразмышляйте о своих целях и задачах на текущий семестр</text:p>
      <text:list xml:id="list93804037" text:style-name="L1">
        <text:list-item>
          <text:p text:style-name="P26">С помощью веб-интерфейса GitHub создайте файл goals.md в своем репозитории.</text:p>
        </text:list-item>
        <text:list-item>
          <text:p text:style-name="P29"><text:span text:style-name="T4">Используя язык разметки </text:span><text:a xlink:type="simple" xlink:href="https://guides.github.com/features/mastering-markdown/" text:style-name="Internet_20_link" text:visited-style-name="Visited_20_Internet_20_Link"><text:span text:style-name="T2">markdown</text:span></text:a><text:span text:style-name="T4">, создайте заголовки "Мой опыт" и "Мои цели".</text:span></text:p>
        </text:list-item>
        <text:list-item>
          <text:p text:style-name="P26">Напишите один абзац (1-5 предложений) о своем опыте по разработке программного обеспечения. Добавьте работающую ссылку в написанный текст.</text:p>
        </text:list-item>
        <text:list-item>
          <text:p text:style-name="P26">Создайте ненумерованный список из 2 или 3 целей, которых планируете достичь в рамках данного курса.</text:p>
        </text:list-item>
        <text:list-item>
          <text:p text:style-name="P26">Создайте ненумерованный список из 3-9 задач, над которыми собираетесь работать в рамках данного курса для достижения поставленных целей.</text:p>
        </text:list-item>
        <text:list-item>
          <text:p text:style-name="P26">Незабудьте закоммитить файл в свой репозиторий на GitHub.</text:p>
        </text:list-item>
        <text:list-item>
          <text:p text:style-name="P26">Проверьте, что созданный файл отформатирован и отображается при предпросмотре именно так, как планировалось.</text:p>
        </text:list-item>
      </text:list>
      <text:p text:style-name="P25">Задание 2</text:p>
      <text:p text:style-name="P25"><text:bookmark text:name="user-content-цель-научиться-использовать-git-из-командной-строки"/>Цель: научиться использовать git из командной строки</text:p>
      <text:list xml:id="list1019590440" text:style-name="L2">
        <text:list-item>
          <text:p text:style-name="P30"><text:span text:style-name="T4">Ознакомьтесь с </text:span><text:a xlink:type="simple" xlink:href="https://github.com/suai-os-2022/os-task1-LazyPlatypua/blob/main/github_help.pdf" text:style-name="Internet_20_link" text:visited-style-name="Visited_20_Internet_20_Link"><text:span text:style-name="T2">инструкцией</text:span></text:a><text:span text:style-name="T4"> по работе с git и github из командной строки.</text:span></text:p>
        </text:list-item>
        <text:list-item>
          <text:p text:style-name="P30"><text:span text:style-name="T4">Клонируйте свой репозиторий на локальный компьютер используя команду </text:span><text:span text:style-name="Source_20_Text"><text:span text:style-name="T5">git clone ...</text:span></text:span><text:span text:style-name="T4"> из командной строки.</text:span></text:p>
        </text:list-item>
        <text:list-item>
          <text:p text:style-name="P27">Создайте новый файл info.md в своей локальной копии репозитория.</text:p>
        </text:list-item>
        <text:list-item>
          <text:p text:style-name="P27">Запишите в этот файл свое ФИО (полностью), название используемой операционной системы, текущие дату и время, - каждый элемент с новой строки (всего получится 3 строки).</text:p>
        </text:list-item>
        <text:list-item>
          <text:p text:style-name="P30"><text:span text:style-name="T4">Выполните команды </text:span><text:span text:style-name="Source_20_Text"><text:span text:style-name="T5">git add info.md</text:span></text:span><text:span text:style-name="T4"> и </text:span><text:span text:style-name="Source_20_Text"><text:span text:style-name="T5">git commit</text:span></text:span><text:span text:style-name="T4"> в командной строке.</text:span></text:p>
        </text:list-item>
        <text:list-item>
          <text:p text:style-name="P27">Введите краткое описание коммита.</text:p>
        </text:list-item>
        <text:list-item>
          <text:p text:style-name="P30"><text:span text:style-name="T4">Выполните команду </text:span><text:span text:style-name="Source_20_Text"><text:span text:style-name="T5">git push</text:span></text:span><text:span text:style-name="T4">.</text:span></text:p>
        </text:list-item>
      </text:list>
      <text:p text:style-name="P25">Задание 3</text:p>
      <text:p text:style-name="P25"><text:bookmark text:name="user-content-цель-соблюсти-формальности"/>Цель: соблюсти формальности</text:p>
      <text:list xml:id="list1376643189" text:style-name="L3">
        <text:list-item>
          <text:p text:style-name="P28">Подготовьте отчет по лабораторной работе, включающий в себя: титульный лист, текст задания, результат выполнения задания (содержимое файлов goals.md и info.md).</text:p>
        </text:list-item>
        <text:list-item>
          <text:p text:style-name="P28">Сохраните отчет в файле report.pdf в своем репозитории на GitHub.</text:p>
        </text:list-item>
        <text:list-item>
          <text:p text:style-name="P31"><text:span text:style-name="T4">Для извлечения пользы из этого задания рекомендуется воспользоваться системой компьютерной верстки </text:span><text:a xlink:type="simple" xlink:href="https://ru.wikipedia.org/wiki/LaTeX" text:style-name="Internet_20_link" text:visited-style-name="Visited_20_Internet_20_Link"><text:span text:style-name="T2">LaTeX</text:span></text:a><text:span text:style-name="T4"> для подготовки отчета, скачать ее можно </text:span><text:a xlink:type="simple" xlink:href="https://www.latex-project.org/get/" text:style-name="Internet_20_link" text:visited-style-name="Visited_20_Internet_20_Link"><text:span text:style-name="T2">здесь</text:span></text:a><text:span text:style-name="T4">. По </text:span><text:a xlink:type="simple" xlink:href="https://raw.githubusercontent.com/markpolyak/latex-lab-parser/master/titlepage_parser/titlepage.tex" text:style-name="Internet_20_link" text:visited-style-name="Visited_20_Internet_20_Link"><text:span text:style-name="T2">ссылке</text:span></text:a><text:span text:style-name="T4"> доступен пример титульного листа в формате TeX. Скомпилировать LaTeX-документ можно, например, с помощью команды </text:span><text:span text:style-name="Source_20_Text"><text:span text:style-name="T5">pdflatex -jobname=report &lt;имя_файла_с_отчетом&gt;.tex</text:span></text:span><text:span text:style-name="T4">.</text:span></text:p>
        </text:list-item>
        <text:list-item>
          <text:p text:style-name="P28">В случае выполнения отчета в LaTeX следует помимо файла report.pdf загрузить в репозиторий на GitHub исходный *.tex файл.</text:p>
        </text:list-item>
      </text:list>
      <text:p text:style-name="Standard"/>
      <text:p text:style-name="P22"><text:span text:style-name="T6"/></text:p>
      <text:p text:style-name="P24"><text:span text:style-name="T6">Приложение 1. </text:span><text:span text:style-name="T1">goals.md</text:span></text:p>
      <text:p text:style-name="P22"><text:span text:style-name="T1"/></text:p>
      <text:section text:style-name="Sect1" text:name="Раздел1">
        <text:section-source xlink:href="../../../../os-task1-LazyPlatypua/goals.md"/>
        <text:p text:style-name="P3">## Мой опыт</text:p>
        <text:p text:style-name="P3"/>
        <text:p text:style-name="P3">В ходе обучения в [СПБГУАП](https://new.guap.ru/) я получил опыт в разработке следующего ПО: видеоигра Змейка, база данных для контроля отправленной на ремонт техники, систему контроля отправки поездов.</text:p>
        <text:p text:style-name="P3">Независимо от моего основного обучения занимался программированием на языке C# для создания видеоигр.</text:p>
        <text:p text:style-name="P3"/>
        <text:p text:style-name="P3"/>
        <text:p text:style-name="P3">## Мои цели</text:p>
        <text:p text:style-name="P3"/>
        <text:p text:style-name="P3">- Изучить историю развития компьютеров с традиционной и нетрадицонной архитектурой.</text:p>
        <text:p text:style-name="P3">- Получить знания по применинию операционных и сетевых оболочек, сервисыных программ.</text:p>
        <text:p text:style-name="P3">- Понять тенденции развития функций и архитектур проблемно ориентированных программных</text:p>
        <text:p text:style-name="P3">систем и комплексов в профессиональной деятельности.</text:p>
        <text:p text:style-name="P3"/>
        <text:p text:style-name="P3">* Изучение лекционного материала.</text:p>
        <text:p text:style-name="P3">* Вычитка рекомендованной литературы.</text:p>
        <text:p text:style-name="P3">* Выполнение лабораторных работ.</text:p>
      </text:section>
      <text:p text:style-name="P23"><text:span text:style-name="T1"/></text:p>
      <text:p text:style-name="P24"><text:span text:style-name="T6">Приложение </text:span><text:span text:style-name="T1">2</text:span><text:span text:style-name="T6">. <text:s/></text:span><text:span text:style-name="T1">info.md</text:span></text:p>
      <text:p text:style-name="P23"><text:span text:style-name="T1"/></text:p>
      <text:section text:style-name="Sect1" text:name="Раздел2">
        <text:section-source xlink:href="../../../../os-task1-LazyPlatypua/info.md"/>
        <text:p text:style-name="P3">Назаров Михаил Родионович</text:p>
        <text:p text:style-name="P3">Windows 11 для x64 систем</text:p>
        <text:p text:style-name="P3">17.02.2022 21:34</text:p>
      </text:section>
      <text:p text:style-name="P23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Preformatted_20_Text" style:display-name="Preformatted Text" style:family="paragraph" style:parent-style-name="Standard" style:class="html">
      <style:paragraph-properties fo:margin-top="0.212cm" fo:margin-bottom="0cm" style:contextual-spacing="false" fo:text-align="center" style:justify-single-word="false" fo:orphans="0" fo:widows="0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7T22:00:35.225000000</dc:date>
    <meta:editing-duration>PT10M56S</meta:editing-duration>
    <meta:editing-cycles>1</meta:editing-cycles>
    <meta:document-statistic meta:table-count="3" meta:image-count="0" meta:object-count="0" meta:page-count="4" meta:paragraph-count="60" meta:word-count="473" meta:character-count="3337" meta:non-whitespace-character-count="2940"/>
    <meta:generator>LibreOffice/7.1.1.2$Windows_X86_64 LibreOffice_project/fe0b08f4af1bacafe4c7ecc87ce55bb426164676</meta:generator>
  </office:meta>
</office:document-meta>
</file>